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</table:table-row>
        <table:table-row table:style-name="ro1">
          <table:table-cell office:value-type="string" calcext:value-type="string">
            <text:p>Fire 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 Attack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ysical Resistance, Fire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re Mag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Attack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Resistanc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e Gole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 Attack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ysical Resistance, Ice Resistance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e Mag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Attack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Resistanc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llusioni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er: Summons a random brown token and attacks with that to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Resistanc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nk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rcer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ane Immunity</text:p>
          </table:table-cell>
          <table:table-cell office:value-type="string" calcext:value-type="string">
            <text:p>Assassination, Pois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gic Familiar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3 (Multi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fortified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6:08:53.7443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4T16:15:43.011228000</dc:date>
    <meta:editing-duration>PT7M47S</meta:editing-duration>
    <meta:editing-cycles>2</meta:editing-cycles>
    <meta:generator>LibreOffice/5.0.2.2$MacOSX_X86_64 LibreOffice_project/37b43f919e4de5eeaca9b9755ed688758a8251fe</meta:generator>
    <meta:document-statistic meta:table-count="1" meta:cell-count="72" meta:object-count="0"/>
  </office:meta>
</office:document-meta>
</file>